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7200000272BC4368634B3E03C5.png" manifest:media-type="image/png"/>
  <manifest:file-entry manifest:full-path="Pictures/100002010000010E000000BB2573886E82C380A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ce4e5" draw:textarea-horizontal-align="justify" draw:textarea-vertical-align="middle" draw:auto-grow-height="false" fo:min-height="5.432cm" fo:min-width="25.086cm"/>
    </style:style>
    <style:style style:name="gr2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2.1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.51cm, 0.378cm, 0.285cm)" draw:image-opacity="100%" style:mirror="none"/>
    </style:style>
    <style:style style:name="gr5" style:family="graphic" style:parent-style-name="standard">
      <style:graphic-properties svg:stroke-color="#bce4e5" draw:fill="solid" draw:fill-color="#bce4e5" draw:textarea-horizontal-align="justify" draw:textarea-vertical-align="middle" draw:auto-grow-height="false" fo:min-height="0.324cm" fo:min-width="0.008cm"/>
    </style:style>
    <style:style style:name="gr6" style:family="graphic" style:parent-style-name="standard">
      <style:graphic-properties svg:stroke-color="#fff685" draw:fill="solid" draw:fill-color="#fff685" draw:textarea-horizontal-align="justify" draw:textarea-vertical-align="middle" draw:auto-grow-height="false" fo:min-height="0.02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8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1.5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Fine_20_Dashed" svg:stroke-width="0.102cm" svg:stroke-color="#8f187c" draw:marker-start-width="0.509cm" draw:marker-end-width="0.509cm" draw:fill="none" draw:textarea-horizontal-align="justify" draw:textarea-vertical-align="middle" draw:auto-grow-height="false" fo:min-height="4.264cm" fo:min-width="6.256cm" fo:padding-top="0.176cm" fo:padding-bottom="0.176cm" fo:padding-left="0.301cm" fo:padding-right="0.301cm"/>
    </style:style>
    <style:style style:name="gr12" style:family="graphic" style:parent-style-name="standard">
      <style:graphic-properties draw:stroke="none" draw:fill="none" fo:min-height="2.869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3.36cm" fo:min-width="10.676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51cm, 0cm, 1.812cm)" draw:image-opacity="100%" style:mirror="none"/>
    </style:style>
    <style:style style:name="gr15" style:family="graphic" style:parent-style-name="objectwithoutfill">
      <style:graphic-properties svg:stroke-width="0.051cm" svg:stroke-color="#8e86ae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style:writing-mode="lr-tb"/>
      <style:text-properties style:font-name="Courier New2" fo:font-size="12pt" style:font-size-asian="18pt" style:font-size-complex="18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2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style:font-name="Courier New2" fo:font-size="10pt" fo:font-weight="bold" style:font-size-asian="18pt" style:font-weight-asian="bold" style:font-size-complex="18pt" style:font-weight-complex="bold"/>
    </style:style>
    <style:style style:name="T5" style:family="text">
      <style:text-properties style:font-name="Courier New2" fo:font-size="10pt" style:font-size-asian="18pt" style:font-size-complex="18pt"/>
    </style:style>
    <style:style style:name="T6" style:family="text">
      <style:text-properties style:font-name="Courier New1" fo:font-size="10pt" style:font-name-asian="Courier New1" style:font-size-asian="18pt" style:font-name-complex="Courier New1" style:font-size-complex="18pt"/>
    </style:style>
    <style:style style:name="T7" style:family="text">
      <style:text-properties style:font-name="Courier New2" fo:font-size="12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2" fo:font-size="12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New2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2cm" svg:height="6.296cm" svg:x="0.978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6cm" svg:height="1.325cm" svg:x="8.858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0.048cm" svg:height="1.018cm" svg:x="9.01cm" svg:y="1.024cm">
          <draw:text-box>
            <text:p><text:span text:style-name="T1">OutDir</text:span>/<text:span text:style-name="T1">OutPrefix</text:span>_finalResults</text:p>
          </draw:text-box>
        </draw:frame>
        <draw:g>
          <draw:frame draw:style-name="gr4" draw:text-style-name="P4" draw:layer="layout" svg:width="2.692cm" svg:height="1.722cm" svg:x="0.282cm" svg:y="0.416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5" draw:text-style-name="P1" draw:layer="layout" svg:width="1.016cm" svg:height="1.722cm" draw:transform="rotate (-0.153763507100701) translate (2.478cm 0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4" draw:layer="layout" svg:width="1.278cm" svg:height="0.818cm" svg:x="8.403cm" svg:y="2.748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2" draw:layer="layout" svg:width="0.482cm" svg:height="0.818cm" draw:transform="rotate (-0.153763507100701) translate (9.446cm 2.9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2.406cm" svg:height="0.725cm" svg:x="9.212cm" svg:y="3.348cm">
          <draw:text-box>
            <text:p><text:span text:style-name="T2">grm_files</text:span></text:p>
          </draw:text-box>
        </draw:frame>
        <draw:custom-shape draw:style-name="gr8" draw:text-style-name="P2" draw:layer="layout" svg:width="2.213cm" svg:height="1.325cm" svg:x="16.5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16.12cm" svg:y="2.751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2" draw:layer="layout" svg:width="0.482cm" svg:height="0.818cm" draw:transform="rotate (-0.153763507100701) translate (17.163cm 2.9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1.598cm" svg:height="0.725cm" svg:x="17.112cm" svg:y="3.349cm">
          <draw:text-box>
            <text:p><text:span text:style-name="T2">other</text:span></text:p>
          </draw:text-box>
        </draw:frame>
        <draw:frame draw:style-name="gr9" draw:text-style-name="P7" draw:layer="layout" svg:width="4.826cm" svg:height="3.147cm" svg:x="7.762cm" svg:y="3.873cm">
          <draw:text-box>
            <text:p text:style-name="P6"><text:span text:style-name="T3"/></text:p>
            <text:p text:style-name="P6"><text:span text:style-name="T4">GenerateGRM:true</text:span></text:p>
            <text:p text:style-name="P6"><text:span text:style-name="T5"/></text:p>
            <text:p text:style-name="P6"><text:span text:style-name="T6">*.sparseSigma.mtx</text:span></text:p>
            <text:p text:style-name="P6"><text:span text:style-name="T6">*.sparseGRM.mtx</text:span></text:p>
            <text:p text:style-name="P6"><text:span text:style-name="T6">*.sampleIDs.txt</text:span></text:p>
            <text:p text:style-name="P6"><text:span text:style-name="T6"/></text:p>
          </draw:text-box>
        </draw:frame>
        <draw:line draw:style-name="gr10" draw:text-style-name="P4" draw:layer="layout" svg:x1="8.57cm" svg:y1="4.888cm" svg:x2="11.872cm" svg:y2="4.888cm">
          <text:p/>
        </draw:line>
        <draw:frame draw:style-name="gr9" draw:text-style-name="P7" draw:layer="layout" svg:width="4.826cm" svg:height="3.147cm" svg:x="15.32cm" svg:y="3.864cm">
          <draw:text-box>
            <text:p text:style-name="P6"><text:span text:style-name="T3"/></text:p>
            <text:p text:style-name="P6"><text:span text:style-name="T4">Always generated</text:span></text:p>
            <text:p text:style-name="P6"><text:span text:style-name="T5"/></text:p>
            <text:p text:style-name="P6"><text:span text:style-name="T6">*.log</text:span></text:p>
            <text:p text:style-name="P6"><text:span text:style-name="T6"/></text:p>
          </draw:text-box>
        </draw:frame>
        <draw:line draw:style-name="gr10" draw:text-style-name="P4" draw:layer="layout" svg:x1="15.88cm" svg:y1="4.857cm" svg:x2="19.77cm" svg:y2="4.857cm">
          <text:p/>
        </draw:line>
        <draw:custom-shape draw:style-name="gr11" draw:text-style-name="P4" draw:layer="layout" svg:width="6.858cm" svg:height="4.616cm" svg:x="6.858cm" svg:y="2.24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0.378cm" svg:height="3.597cm" svg:x="8.29cm" svg:y="10.15cm">
          <draw:text-box>
            <text:p><text:span text:style-name="T7">GenerateGRM:</text:span><text:span text:style-name="T8">false</text:span></text:p>
            <text:p text:style-name="P6"><text:span text:style-name="T7">...</text:span></text:p>
            <text:p><text:span text:style-name="T7"/></text:p>
            <text:p><text:span text:style-name="T7">SparseGRM:</text:span><text:span text:style-name="T8">/path/to/*.sparseGRM.mtx</text:span></text:p>
            <text:p><text:span text:style-name="T7">SampleIDFile:</text:span><text:span text:style-name="T8">/path/to/*.samplesID.txt</text:span></text:p>
            <text:p><text:span text:style-name="T9"/></text:p>
            <text:p><text:span text:style-name="T9"/></text:p>
          </draw:text-box>
        </draw:frame>
        <draw:custom-shape draw:style-name="gr13" draw:text-style-name="P4" draw:layer="layout" svg:width="11.176cm" svg:height="3.61cm" svg:x="7.582cm" svg:y="9.59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524cm" svg:height="1.988cm" svg:x="6.774cm" svg:y="8.69cm">
          <draw:image xlink:href="Pictures/100002010000027200000272BC4368634B3E03C5.png" xlink:type="simple" xlink:show="embed" xlink:actuate="onLoad" draw:mime-type="image/png">
            <text:p/>
          </draw:image>
        </draw:frame>
        <draw:path draw:style-name="gr15" draw:text-style-name="P4" draw:layer="layout" svg:width="5.768cm" svg:height="4.389cm" draw:transform="skewX (-0.118682389135614) rotate (-2.41832821156334) translate (11.7321353147277cm 8.75843430598512cm)" svg:viewBox="0 0 5769 4390" svg:d="M0 4390c9015 0 4770-4390 4770-4390">
          <text:p/>
        </draw:path>
        <draw:path draw:style-name="gr15" draw:text-style-name="P4" draw:layer="layout" svg:width="8.821cm" svg:height="2.241cm" draw:transform="skewX (0.0834267382453289) rotate (-0.52028265001951) translate (11.938cm 6.35cm)" svg:viewBox="0 0 8822 2242" svg:d="M0 0c11240 1 8537 2242 8537 2242">
          <text:p/>
        </draw:path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059cm" svg:x="1cm" svg:y="3.391cm"/>
      <draw:page-thumbnail draw:layer="backgroundobjects" svg:width="9.294cm" svg:height="5.059cm" svg:x="1cm" svg:y="11.439cm"/>
      <draw:page-thumbnail draw:layer="backgroundobjects" svg:width="9.294cm" svg:height="5.059cm" svg:x="1cm" svg:y="19.487cm"/>
      <draw:page-thumbnail draw:layer="backgroundobjects" svg:width="9.294cm" svg:height="5.059cm" svg:x="11.295cm" svg:y="3.391cm"/>
      <draw:page-thumbnail draw:layer="backgroundobjects" svg:width="9.294cm" svg:height="5.059cm" svg:x="11.295cm" svg:y="11.439cm"/>
      <draw:page-thumbnail draw:layer="backgroundobjects" svg:width="9.294cm" svg:height="5.059cm" svg:x="11.295cm" svg:y="19.48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8T21:59:19.715109809</meta:creation-date>
    <dc:date>2021-04-26T23:03:16.531792364</dc:date>
    <meta:editing-duration>PT32M59S</meta:editing-duration>
    <meta:editing-cycles>16</meta:editing-cycles>
    <meta:generator>LibreOffice/7.1.2.2$Linux_X86_64 LibreOffice_project/5751006d328844ba3fa6124ed263bbf122f0788a</meta:generator>
    <meta:document-statistic meta:object-count="48"/>
  </office:meta>
</office:document-meta>
</file>